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2.2016in"/>
    </style:style>
    <style:style style:name="co3" style:family="table-column">
      <style:table-column-properties fo:break-before="auto" style:column-width="1.2902in"/>
    </style:style>
    <style:style style:name="co4" style:family="table-column">
      <style:table-column-properties fo:break-before="auto" style:column-width="2.517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/>
  </office:automatic-styles>
  <office:body>
    <office:spreadsheet>
      <table:calculation-settings table:automatic-find-labels="false" table:use-regular-expressions="false" table:use-wildcards="true"/>
      <table:table table:name="sw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pit_id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WE_mm</text:p>
          </table:table-cell>
          <table:table-cell table:style-name="Default"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Fortress Ridge South Met</text:p>
          </table:table-cell>
          <table:table-cell office:value-type="float" office:value="254.610000610352" calcext:value-type="float">
            <text:p>254.610000610352</text:p>
          </table:table-cell>
          <table:table-cell office:value-type="date" office:date-value="2024-12-01T02:30:00" calcext:value-type="date">
            <text:p>2024-12-01T02:30:00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Sloegin</text:p>
          </table:table-cell>
          <table:table-cell office:value-type="float" office:value="59.3699951171875" calcext:value-type="float">
            <text:p>59.3699951171875</text:p>
          </table:table-cell>
          <table:table-cell office:value-type="date" office:date-value="2024-12-02T10:00:00" calcext:value-type="date">
            <text:p>2024-12-02T10:00:00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Old parking</text:p>
          </table:table-cell>
          <table:table-cell office:value-type="float" office:value="44.8899993896484" calcext:value-type="float">
            <text:p>44.8899993896484</text:p>
          </table:table-cell>
          <table:table-cell office:value-type="date" office:date-value="2024-11-27T14:00:00" calcext:value-type="date">
            <text:p>2024-11-27T14:00:00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half pipe</text:p>
          </table:table-cell>
          <table:table-cell office:value-type="float" office:value="50.3600006103516" calcext:value-type="float">
            <text:p>50.3600006103516</text:p>
          </table:table-cell>
          <table:table-cell office:value-type="date" office:date-value="2024-11-28T11:25:00" calcext:value-type="date">
            <text:p>2024-11-28T11:25:00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Canadian Chair</text:p>
          </table:table-cell>
          <table:table-cell office:value-type="float" office:value="59.4899978637695" calcext:value-type="float">
            <text:p>59.4899978637695</text:p>
          </table:table-cell>
          <table:table-cell office:value-type="date" office:date-value="2024-11-28T13:20:00" calcext:value-type="date">
            <text:p>2024-11-28T13:20:00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farside chair</text:p>
          </table:table-cell>
          <table:table-cell office:value-type="float" office:value="177.619995117188" calcext:value-type="float">
            <text:p>177.619995117188</text:p>
          </table:table-cell>
          <table:table-cell office:value-type="date" office:date-value="2024-11-29T13:20:00" calcext:value-type="date">
            <text:p>2024-11-29T13:20:00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Fortress ridge Drift</text:p>
          </table:table-cell>
          <table:table-cell office:value-type="float" office:value="327.919982910156" calcext:value-type="float">
            <text:p>327.919982910156</text:p>
          </table:table-cell>
          <table:table-cell office:value-type="date" office:date-value="2024-11-29T13:45:00" calcext:value-type="date">
            <text:p>2024-11-29T13:45:00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Bonsai</text:p>
          </table:table-cell>
          <table:table-cell office:value-type="float" office:value="104.01000213623" calcext:value-type="float">
            <text:p>104.01000213623</text:p>
          </table:table-cell>
          <table:table-cell office:value-type="date" office:date-value="2024-11-30T10:15:00" calcext:value-type="date">
            <text:p>2024-11-30T10:15:00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Fortress Ridge Met</text:p>
          </table:table-cell>
          <table:table-cell office:value-type="float" office:value="45.7000007629395" calcext:value-type="float">
            <text:p>45.7000007629395</text:p>
          </table:table-cell>
          <table:table-cell office:value-type="date" office:date-value="2024-12-01T12:15:00" calcext:value-type="date">
            <text:p>2024-12-01T12:15:00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Fortress Ridge Bush</text:p>
          </table:table-cell>
          <table:table-cell office:value-type="float" office:value="86" calcext:value-type="float">
            <text:p>86</text:p>
          </table:table-cell>
          <table:table-cell office:value-type="date" office:date-value="2024-12-01T01:15:00" calcext:value-type="date">
            <text:p>2024-12-01T01:15:00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Pitchfork</text:p>
          </table:table-cell>
          <table:table-cell office:value-type="float" office:value="200.729995727539" calcext:value-type="float">
            <text:p>200.729995727539</text:p>
          </table:table-cell>
          <table:table-cell office:value-type="date" office:date-value="2025-11-25T12:00:00" calcext:value-type="date">
            <text:p>2025-11-25T12:00:0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Old lodge undisturbed</text:p>
          </table:table-cell>
          <table:table-cell office:value-type="float" office:value="0" calcext:value-type="float">
            <text:p>0</text:p>
          </table:table-cell>
          <table:table-cell office:value-type="date" office:date-value="2025-02-26T10:15:00" calcext:value-type="date">
            <text:p>2025-02-26T10:15:00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Bonsai undisturbed</text:p>
          </table:table-cell>
          <table:table-cell office:value-type="float" office:value="0" calcext:value-type="float">
            <text:p>0</text:p>
          </table:table-cell>
          <table:table-cell office:value-type="date" office:date-value="2025-02-26T13:00:00" calcext:value-type="date">
            <text:p>2025-02-26T13:00:00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ortress Ridge South undisturbed</text:p>
          </table:table-cell>
          <table:table-cell office:value-type="float" office:value="0" calcext:value-type="float">
            <text:p>0</text:p>
          </table:table-cell>
          <table:table-cell office:value-type="date" office:date-value="2025-02-26T16:30:00" calcext:value-type="date">
            <text:p>2025-02-26T16:30:00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Ku Near</text:p>
          </table:table-cell>
          <table:table-cell office:value-type="float" office:value="92.6399993896484" calcext:value-type="float">
            <text:p>92.6399993896484</text:p>
          </table:table-cell>
          <table:table-cell office:value-type="date" office:date-value="2025-02-27T09:30:00" calcext:value-type="date">
            <text:p>2025-02-27T09:30:00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Half-pipe ridge</text:p>
          </table:table-cell>
          <table:table-cell office:value-type="float" office:value="97.75" calcext:value-type="float">
            <text:p>97.75</text:p>
          </table:table-cell>
          <table:table-cell office:value-type="date" office:date-value="2025-02-27T12:30:00" calcext:value-type="date">
            <text:p>2025-02-27T12:30:00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Drift</text:p>
          </table:table-cell>
          <table:table-cell office:value-type="float" office:value="867.849975585938" calcext:value-type="float">
            <text:p>867.849975585938</text:p>
          </table:table-cell>
          <table:table-cell office:value-type="date" office:date-value="2025-02-28T09:30:00" calcext:value-type="date">
            <text:p>2025-02-28T09:30:00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Shrubby</text:p>
          </table:table-cell>
          <table:table-cell office:value-type="float" office:value="191.249984741211" calcext:value-type="float">
            <text:p>191.249984741211</text:p>
          </table:table-cell>
          <table:table-cell office:value-type="date" office:date-value="2025-03-01T08:30:00" calcext:value-type="date">
            <text:p>2025-03-01T08:30:00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Alternate Forest</text:p>
          </table:table-cell>
          <table:table-cell office:value-type="float" office:value="217.559997558594" calcext:value-type="float">
            <text:p>217.559997558594</text:p>
          </table:table-cell>
          <table:table-cell office:value-type="date" office:date-value="2025-03-01T11:00:00" calcext:value-type="date">
            <text:p>2025-03-01T11:00:00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Old Lodge</text:p>
          </table:table-cell>
          <table:table-cell office:value-type="float" office:value="107.130004882813" calcext:value-type="float">
            <text:p>107.130004882813</text:p>
          </table:table-cell>
          <table:table-cell office:value-type="date" office:date-value="2025-01-14T10:56:00" calcext:value-type="date">
            <text:p>2025-01-14T10:56:00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Aerial 2</text:p>
          </table:table-cell>
          <table:table-cell office:value-type="float" office:value="162.949996948242" calcext:value-type="float">
            <text:p>162.949996948242</text:p>
          </table:table-cell>
          <table:table-cell office:value-type="date" office:date-value="2025-01-19" calcext:value-type="date">
            <text:p>2025-01-19T00:00:00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Canadian Ridge Met</text:p>
          </table:table-cell>
          <table:table-cell office:value-type="float" office:value="264.269989013672" calcext:value-type="float">
            <text:p>264.269989013672</text:p>
          </table:table-cell>
          <table:table-cell office:value-type="date" office:date-value="2025-01-20" calcext:value-type="date">
            <text:p>2025-01-20T00:00:00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Half Pipe</text:p>
          </table:table-cell>
          <table:table-cell office:value-type="float" office:value="99.120002746582" calcext:value-type="float">
            <text:p>99.120002746582</text:p>
          </table:table-cell>
          <table:table-cell office:value-type="date" office:date-value="2025-01-14T14:20:00" calcext:value-type="date">
            <text:p>2025-01-14T14:20:00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Bonsai</text:p>
          </table:table-cell>
          <table:table-cell office:value-type="float" office:value="152.309997558594" calcext:value-type="float">
            <text:p>152.309997558594</text:p>
          </table:table-cell>
          <table:table-cell office:value-type="date" office:date-value="2025-01-15T10:05:00" calcext:value-type="date">
            <text:p>2025-01-15T10:05:00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Alt Forest</text:p>
          </table:table-cell>
          <table:table-cell office:value-type="float" office:value="142.960006713867" calcext:value-type="float">
            <text:p>142.960006713867</text:p>
          </table:table-cell>
          <table:table-cell office:value-type="date" office:date-value="2025-01-15T12:53:00" calcext:value-type="date">
            <text:p>2025-01-15T12:53:00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Fortress Drift</text:p>
          </table:table-cell>
          <table:table-cell office:value-type="float" office:value="811.277038574219" calcext:value-type="float">
            <text:p>811.277038574219</text:p>
          </table:table-cell>
          <table:table-cell office:value-type="date" office:date-value="2024-01-17" calcext:value-type="date">
            <text:p>2024-01-17T00:00:00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Shruby</text:p>
          </table:table-cell>
          <table:table-cell office:value-type="float" office:value="149.630004882813" calcext:value-type="float">
            <text:p>149.630004882813</text:p>
          </table:table-cell>
          <table:table-cell office:value-type="date" office:date-value="2025-01-18" calcext:value-type="date">
            <text:p>2025-01-18T00:00:00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Aerial 1</text:p>
          </table:table-cell>
          <table:table-cell office:value-type="float" office:value="105.120002746582" calcext:value-type="float">
            <text:p>105.120002746582</text:p>
          </table:table-cell>
          <table:table-cell office:value-type="date" office:date-value="2025-01-19T09:57:00" calcext:value-type="date">
            <text:p>2025-01-19T09:57:00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Half-Pipe Radar</text:p>
          </table:table-cell>
          <table:table-cell office:value-type="float" office:value="51.5400009155273" calcext:value-type="float">
            <text:p>51.5400009155273</text:p>
          </table:table-cell>
          <table:table-cell office:value-type="date" office:date-value="2025-01-19T11:31:00" calcext:value-type="date">
            <text:p>2025-01-19T11:31:00</text:p>
          </table:table-cell>
        </table:table-row>
        <table:table-row table:style-name="ro1">
          <table:table-cell office:value-type="string" calcext:value-type="string">
            <text:p>NW corner of box</text:p>
          </table:table-cell>
          <table:table-cell office:value-type="string" calcext:value-type="string">
            <text:p>Old Lodge</text:p>
          </table:table-cell>
          <table:table-cell office:value-type="float" office:value="64.1399993896484" calcext:value-type="float">
            <text:p>64.1399993896484</text:p>
          </table:table-cell>
          <table:table-cell office:value-type="date" office:date-value="2024-11-27T12:00:00" calcext:value-type="date">
            <text:p>2024-11-27T12:0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17T15:48:36.202530865</dc:date>
    <meta:editing-duration>PT40M58S</meta:editing-duration>
    <meta:editing-cycles>1</meta:editing-cycles>
    <meta:document-statistic meta:table-count="1" meta:cell-count="124" meta:object-count="0"/>
    <meta:generator>LibreOffice/25.2.6.2$Linux_X86_64 LibreOffice_project/40d1a0e1d5bdf1afaeae24d9ece32bbb00fa66a4</meta:generator>
  </office:meta>
</office:document-meta>
</file>